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c0a5d" officeooo:paragraph-rsid="001c0a5d"/>
    </style:style>
    <style:style style:name="P2" style:family="paragraph" style:parent-style-name="Standard">
      <style:paragraph-properties fo:text-align="start" style:justify-single-word="false"/>
      <style:text-properties fo:font-weight="bold" officeooo:rsid="001c0a5d" officeooo:paragraph-rsid="001c0a5d" style:font-weight-asian="bold" style:font-weight-complex="bold"/>
    </style:style>
    <style:style style:name="P3" style:family="paragraph" style:parent-style-name="Standard">
      <style:paragraph-properties fo:text-align="start" style:justify-single-word="false"/>
      <style:text-properties fo:font-weight="normal" officeooo:rsid="001c0a5d" officeooo:paragraph-rsid="001c0a5d" style:font-weight-asian="normal" style:font-weight-complex="normal"/>
    </style:style>
    <style:style style:name="P4" style:family="paragraph" style:parent-style-name="Standard">
      <style:paragraph-properties fo:text-align="start" style:justify-single-word="false"/>
      <style:text-properties fo:font-weight="normal" officeooo:rsid="001c0a5d" officeooo:paragraph-rsid="001d10f8" style:font-weight-asian="normal" style:font-weight-complex="normal"/>
    </style:style>
    <style:style style:name="P5" style:family="paragraph" style:parent-style-name="Standard" style:list-style-name="L1">
      <style:paragraph-properties fo:text-align="start" style:justify-single-word="false"/>
      <style:text-properties officeooo:paragraph-rsid="001d10f8"/>
    </style:style>
    <style:style style:name="P6" style:family="paragraph" style:parent-style-name="Standard" style:list-style-name="L1">
      <style:paragraph-properties fo:text-align="start" style:justify-single-word="false"/>
      <style:text-properties officeooo:rsid="001d10f8" officeooo:paragraph-rsid="001d10f8"/>
    </style:style>
    <style:style style:name="P7" style:family="paragraph" style:parent-style-name="Standard" style:list-style-name="L2">
      <style:paragraph-properties fo:text-align="start" style:justify-single-word="false"/>
      <style:text-properties fo:font-weight="normal" officeooo:rsid="001cc43d" officeooo:paragraph-rsid="001d10f8" style:font-weight-asian="normal" style:font-weight-complex="normal"/>
    </style:style>
    <style:style style:name="P8" style:family="paragraph" style:parent-style-name="Standard">
      <style:paragraph-properties fo:text-align="start" style:justify-single-word="false"/>
      <style:text-properties fo:font-weight="normal" officeooo:rsid="001cc43d" officeooo:paragraph-rsid="001d10f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0a5d" style:font-weight-asian="normal" style:font-weight-complex="normal"/>
    </style:style>
    <style:style style:name="T3" style:family="text">
      <style:text-properties fo:font-weight="normal" officeooo:rsid="001cc43d" style:font-weight-asian="normal" style:font-weight-complex="normal"/>
    </style:style>
    <style:style style:name="T4" style:family="text">
      <style:text-properties fo:font-weight="normal" officeooo:rsid="001d10f8"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splice 2.0 – High Level Flow Diagrams</text:p>
      <text:p text:style-name="P1"/>
      <text:p text:style-name="P2">Overview</text:p>
      <text:p text:style-name="P2"/>
      <text:p text:style-name="P3">This document describes at a high level the various actions the user can take and the interaction with the system.</text:p>
      <text:p text:style-name="P3"/>
      <text:p text:style-name="P2">Flows</text:p>
      <text:p text:style-name="P2"/>
      <text:p text:style-name="P3">1. Start Summer Camp</text:p>
      <text:p text:style-name="P3"/>
      <text:p text:style-name="P3">This interaction takes place one time at the beginning of summer camp to prepare the system to process data from DoubleKnot rosters. It’s purpose is to allow the user to identify what data Backsplice should process and which it should ignore since the DoubleKnot rosters often do not have a well defined data format.</text:p>
      <text:p text:style-name="P3"/>
      <text:p text:style-name="P4">Pre-conditions: </text:p>
      <text:p text:style-name="P4"/>
      <text:list xml:id="list4186338235557481775" text:style-name="L1">
        <text:list-item>
          <text:p text:style-name="P5"><text:span text:style-name="T2">The user has already indicated to </text:span><text:span text:style-name="T3">Backsplice</text:span><text:span text:style-name="T2"> that they want to start summer camp.</text:span></text:p>
        </text:list-item>
        <text:list-item>
          <text:p text:style-name="P5"><text:span text:style-name="T4">The user</text:span><text:span text:style-name="T2"> has decided to use the Upload Roster method instead of manually adding the data.</text:span></text:p>
        </text:list-item>
        <text:list-item>
          <text:p text:style-name="P6"><text:span text:style-name="T2">B</text:span><text:span text:style-name="T1">acksplice understands what data is in each column of the DoubleKnot roster.</text:span></text:p>
        </text:list-item>
      </text:list>
      <text:p text:style-name="P3"/>
      <text:p text:style-name="P4">Post-conditions:</text:p>
      <text:p text:style-name="P4"/>
      <text:list xml:id="list6979788841166741639" text:style-name="L2">
        <text:list-item>
          <text:p text:style-name="P7">Backsplice understands which parts of the DoubleKnot roster it can safely ignore.</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01:47:12.697503797</meta:creation-date>
    <meta:editing-duration>PT52S</meta:editing-duration>
    <meta:editing-cycles>2</meta:editing-cycles>
    <meta:generator>LibreOffice/5.1.4.2$Linux_X86_64 LibreOffice_project/10m0$Build-2</meta:generator>
    <dc:date>2016-10-22T01:47:59.451221822</dc:date>
    <meta:document-statistic meta:table-count="0" meta:image-count="0" meta:object-count="0" meta:page-count="1" meta:paragraph-count="12" meta:word-count="146" meta:character-count="867" meta:non-whitespace-character-count="735"/>
  </office:meta>
</office:document-meta>
</file>